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e36a" officeooo:paragraph-rsid="0007e36a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7e36a" officeooo:paragraph-rsid="0007e36a" style:font-weight-asian="bold" style:font-weight-complex="bold"/>
    </style:style>
    <style:style style:name="P4" style:family="paragraph" style:parent-style-name="Standard">
      <style:text-properties fo:color="#800000" fo:font-weight="bold" officeooo:rsid="0007e36a" officeooo:paragraph-rsid="0007e36a" style:font-weight-asian="bold" style:font-weight-complex="bold"/>
    </style:style>
    <style:style style:name="P5" style:family="paragraph" style:parent-style-name="Standard">
      <style:text-properties fo:color="#800000" fo:font-weight="bold" officeooo:rsid="0007e36a" officeooo:paragraph-rsid="0008dcf6" style:font-weight-asian="bold" style:font-weight-complex="bold"/>
    </style:style>
    <style:style style:name="T1" style:family="text">
      <style:text-properties officeooo:rsid="0007fb6d"/>
    </style:style>
    <style:style style:name="T2" style:family="text">
      <style:text-properties officeooo:rsid="0008dcf6"/>
    </style:style>
    <style:style style:name="T3" style:family="text">
      <style:text-properties fo:font-weight="bold" officeooo:rsid="000abd51" style:font-weight-asian="bold" style:font-weight-complex="bold"/>
    </style:style>
    <style:style style:name="T4" style:family="text">
      <style:text-properties fo:font-weight="bold" officeooo:rsid="000ffd93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800000" fo:font-weight="bold" officeooo:rsid="0007fb6d" style:font-weight-asian="bold" style:font-weight-complex="bold"/>
    </style:style>
    <style:style style:name="T7" style:family="text">
      <style:text-properties officeooo:rsid="000abd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 text:c="26"/><text:span text:style-name="T3">V</text:span><text:span text:style-name="T4">B</text:span><text:span text:style-name="T3">S SERVER SPECIFICATION</text:span></text:p>
      <text:p text:style-name="P2"><text:s text:c="27"/><text:span text:style-name="T7">=========================</text:span></text:p>
      <text:p text:style-name="Standard"/>
      <text:p text:style-name="P1">Architecture = <text:span text:style-name="T5">x86_64</text:span></text:p>
      <text:p text:style-name="P1">RAM <text:s text:c="11"/>= <text:span text:style-name="T5">8GB</text:span></text:p>
      <text:p text:style-name="P1">CPU CORE <text:s/>= <text:span text:style-name="T5">2</text:span></text:p>
      <text:p text:style-name="P1">Intel Processor <text:span text:style-name="T5">(MODEL NAME : Intel(R) Xeon(R) CPU E5-2686 v4 @ 2.30GHz)</text:span></text:p>
      <text:p text:style-name="P1"/>
      <text:p text:style-name="P1"/>
      <text:p text:style-name="P1">INSTALLED APPLICATIONS:</text:p>
      <text:p text:style-name="P1"/>
      <text:p text:style-name="P1"><text:tab/><text:span text:style-name="T5">docker </text:span></text:p>
      <text:p text:style-name="P3"/>
      <text:p text:style-name="P3">docker containers :</text:p>
      <text:p text:style-name="P3">==============</text:p>
      <text:p text:style-name="P1"/>
      <text:p text:style-name="P1"><text:s text:c="10"/><text:span text:style-name="T5">* <text:s/></text:span><text:span text:style-name="T6">nginx web server docker container</text:span></text:p>
      <text:p text:style-name="P4"><text:s text:c="10"/></text:p>
      <text:p text:style-name="P4"><text:s text:c="10"/>* <text:span text:style-name="T1">Spring boot application docker container</text:span></text:p>
      <text:p text:style-name="P4"/>
      <text:p text:style-name="P5"><text:s text:c="10"/>* <text:span text:style-name="T2">mysql docker contain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0:42:55.056496157</meta:creation-date>
    <dc:date>2018-05-17T12:22:36.275540934</dc:date>
    <meta:editing-duration>PT7M2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14" meta:word-count="49" meta:character-count="434" meta:non-whitespace-character-count="290"/>
  </office:meta>
</office:document-meta>
</file>